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4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6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Estimate</text:p>
          </table:table-cell>
          <table:table-cell office:value-type="string" calcext:value-type="string">
            <text:p>Std. Error</text:p>
          </table:table-cell>
          <table:table-cell office:value-type="string" calcext:value-type="string">
            <text:p>z value</text:p>
          </table:table-cell>
          <table:table-cell office:value-type="string" calcext:value-type="string">
            <text:p>Pr(&gt;|z|) <text:s text:c="3"/></text:p>
          </table:table-cell>
          <table:table-cell/>
        </table:table-row>
        <table:table-row table:style-name="ro1">
          <table:table-cell office:value-type="string" calcext:value-type="string">
            <text:p>(Intercept) <text:s text:c="17"/></text:p>
          </table:table-cell>
          <table:table-cell office:value-type="float" office:value="-4.68062" calcext:value-type="float">
            <text:p>-4.68062</text:p>
          </table:table-cell>
          <table:table-cell office:value-type="float" office:value="1.61326" calcext:value-type="float">
            <text:p>1.61326</text:p>
          </table:table-cell>
          <table:table-cell office:value-type="float" office:value="2.9" calcext:value-type="float">
            <text:p>2.9</text:p>
          </table:table-cell>
          <table:table-cell office:value-type="float" office:value="0.00373" calcext:value-type="float">
            <text:p>0.00373</text:p>
          </table:table-cell>
          <table:table-cell office:value-type="string" calcext:value-type="string">
            <text:p>** </text:p>
          </table:table-cell>
        </table:table-row>
        <table:table-row table:style-name="ro2">
          <table:table-cell office:value-type="string" calcext:value-type="string">
            <text:p>LnExonLength <text:s text:c="16"/></text:p>
          </table:table-cell>
          <table:table-cell office:value-type="float" office:value="0.10739" calcext:value-type="float">
            <text:p>0.10739</text:p>
          </table:table-cell>
          <table:table-cell office:value-type="float" office:value="0.39753" calcext:value-type="float">
            <text:p>0.39753</text:p>
          </table:table-cell>
          <table:table-cell office:value-type="float" office:value="0.27" calcext:value-type="float">
            <text:p>0.27</text:p>
          </table:table-cell>
          <table:table-cell office:value-type="float" office:value="0.78713" calcext:value-type="float">
            <text:p>0.78713</text:p>
          </table:table-cell>
          <table:table-cell/>
        </table:table-row>
        <table:table-row table:style-name="ro2">
          <table:table-cell office:value-type="string" calcext:value-type="string">
            <text:p>LnIntronLength <text:s text:c="14"/></text:p>
          </table:table-cell>
          <table:table-cell office:value-type="float" office:value="-0.02974" calcext:value-type="float">
            <text:p>-0.02974</text:p>
          </table:table-cell>
          <table:table-cell office:value-type="float" office:value="0.08307" calcext:value-type="float">
            <text:p>0.08307</text:p>
          </table:table-cell>
          <table:table-cell office:value-type="float" office:value="0.358" calcext:value-type="float">
            <text:p>0.358</text:p>
          </table:table-cell>
          <table:table-cell office:value-type="float" office:value="0.72047" calcext:value-type="float">
            <text:p>0.72047</text:p>
          </table:table-cell>
          <table:table-cell/>
        </table:table-row>
        <table:table-row table:style-name="ro2">
          <table:table-cell office:value-type="string" calcext:value-type="string">
            <text:p>trimmedYes <text:s text:c="18"/></text:p>
          </table:table-cell>
          <table:table-cell office:value-type="float" office:value="2.08875" calcext:value-type="float">
            <text:p>2.08875</text:p>
          </table:table-cell>
          <table:table-cell office:value-type="float" office:value="0.29605" calcext:value-type="float">
            <text:p>0.29605</text:p>
          </table:table-cell>
          <table:table-cell office:value-type="float" office:value="7.053" calcext:value-type="float">
            <text:p>7.053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3">
          <table:table-cell office:value-type="string" calcext:value-type="string">
            <text:p>FamilyGr <text:s text:c="20"/></text:p>
          </table:table-cell>
          <table:table-cell office:value-type="float" office:value="0.90235" calcext:value-type="float">
            <text:p>0.90235</text:p>
          </table:table-cell>
          <table:table-cell office:value-type="float" office:value="0.40876" calcext:value-type="float">
            <text:p>0.40876</text:p>
          </table:table-cell>
          <table:table-cell office:value-type="float" office:value="2.207" calcext:value-type="float">
            <text:p>2.207</text:p>
          </table:table-cell>
          <table:table-cell office:value-type="float" office:value="0.02734" calcext:value-type="float">
            <text:p>0.02734</text:p>
          </table:table-cell>
          <table:table-cell office:value-type="string" calcext:value-type="string">
            <text:p>* <text:s/></text:p>
          </table:table-cell>
        </table:table-row>
        <table:table-row table:style-name="ro3">
          <table:table-cell office:value-type="string" calcext:value-type="string">
            <text:p>FamilyOr <text:s text:c="20"/>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0.39668" calcext:value-type="float">
            <text:p>0.39668</text:p>
          </table:table-cell>
          <table:table-cell office:value-type="float" office:value="4.347" calcext:value-type="float">
            <text:p>4.347</text:p>
          </table:table-cell>
          <table:table-cell table:style-name="ce2" office:value-type="float" office:value="0.0000138" calcext:value-type="float">
            <text:p>1.38E-005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FamilyP450 <text:s text:c="18"/></text:p>
          </table:table-cell>
          <table:table-cell office:value-type="float" office:value="1.00883" calcext:value-type="float">
            <text:p>1.00883</text:p>
          </table:table-cell>
          <table:table-cell office:value-type="float" office:value="0.41205" calcext:value-type="float">
            <text:p>0.41205</text:p>
          </table:table-cell>
          <table:table-cell office:value-type="float" office:value="2.447" calcext:value-type="float">
            <text:p>2.447</text:p>
          </table:table-cell>
          <table:table-cell office:value-type="float" office:value="0.01439" calcext:value-type="float">
            <text:p>0.01439</text:p>
          </table:table-cell>
          <table:table-cell office:value-type="string" calcext:value-type="string">
            <text:p>* <text:s/></text:p>
          </table:table-cell>
        </table:table-row>
        <table:table-row table:style-name="ro3">
          <table:table-cell office:value-type="string" calcext:value-type="string">
            <text:p>Phylog_lvlrelated <text:s text:c="11"/></text:p>
          </table:table-cell>
          <table:table-cell office:value-type="float" office:value="-0.3463" calcext:value-type="float">
            <text:p>-0.3463</text:p>
          </table:table-cell>
          <table:table-cell office:value-type="float" office:value="0.22134" calcext:value-type="float">
            <text:p>0.22134</text:p>
          </table:table-cell>
          <table:table-cell office:value-type="float" office:value="1.564" calcext:value-type="float">
            <text:p>1.564</text:p>
          </table:table-cell>
          <table:table-cell office:value-type="float" office:value="0.11784" calcext:value-type="float">
            <text:p>0.11784</text:p>
          </table:table-cell>
          <table:table-cell office:value-type="string" calcext:value-type="string">
            <text:p><text:s text:c="3"/></text:p>
          </table:table-cell>
        </table:table-row>
        <table:table-row table:style-name="ro3">
          <table:table-cell office:value-type="string" calcext:value-type="string">
            <text:p>FamilyGr:Phylog_lvlrelated <text:s text:c="2"/></text:p>
          </table:table-cell>
          <table:table-cell office:value-type="float" office:value="-0.0067" calcext:value-type="float">
            <text:p>-0.0067</text:p>
          </table:table-cell>
          <table:table-cell office:value-type="float" office:value="0.38797" calcext:value-type="float">
            <text:p>0.38797</text:p>
          </table:table-cell>
          <table:table-cell office:value-type="float" office:value="0.017" calcext:value-type="float">
            <text:p>0.017</text:p>
          </table:table-cell>
          <table:table-cell office:value-type="float" office:value="0.98623" calcext:value-type="float">
            <text:p>0.98623</text:p>
          </table:table-cell>
          <table:table-cell office:value-type="string" calcext:value-type="string">
            <text:p><text:s text:c="3"/></text:p>
          </table:table-cell>
        </table:table-row>
        <table:table-row table:style-name="ro3">
          <table:table-cell office:value-type="string" calcext:value-type="string">
            <text:p>FamilyOr:Phylog_lvlrelated <text:s text:c="2"/></text:p>
          </table:table-cell>
          <table:table-cell office:value-type="float" office:value="0.32244" calcext:value-type="float">
            <text:p>0.32244</text:p>
          </table:table-cell>
          <table:table-cell office:value-type="float" office:value="0.36143" calcext:value-type="float">
            <text:p>0.36143</text:p>
          </table:table-cell>
          <table:table-cell office:value-type="float" office:value="0.892" calcext:value-type="float">
            <text:p>0.892</text:p>
          </table:table-cell>
          <table:table-cell office:value-type="float" office:value="0.37251" calcext:value-type="float">
            <text:p>0.37251</text:p>
          </table:table-cell>
          <table:table-cell office:value-type="string" calcext:value-type="string">
            <text:p><text:s text:c="3"/></text:p>
          </table:table-cell>
        </table:table-row>
        <table:table-row table:style-name="ro3">
          <table:table-cell office:value-type="string" calcext:value-type="string">
            <text:p>FamilyP450:Phylog_lvlrelated </text:p>
          </table:table-cell>
          <table:table-cell office:value-type="float" office:value="-0.50725" calcext:value-type="float">
            <text:p>-0.50725</text:p>
          </table:table-cell>
          <table:table-cell office:value-type="float" office:value="0.41905" calcext:value-type="float">
            <text:p>0.41905</text:p>
          </table:table-cell>
          <table:table-cell office:value-type="float" office:value="1.21" calcext:value-type="float">
            <text:p>1.21</text:p>
          </table:table-cell>
          <table:table-cell office:value-type="float" office:value="0.22628" calcext:value-type="float">
            <text:p>0.22628</text:p>
          </table:table-cell>
          <table:table-cell office:value-type="string" calcext:value-type="string">
            <text:p><text:s text:c="3"/></text:p>
          </table:table-cell>
        </table:table-row>
        <table:table-row table:style-name="ro1">
          <table:table-cell table:number-columns-repeated="6"/>
        </table:table-row>
        <table:table-row table:style-name="ro4" table:number-rows-repeated="7"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4">00/00/0000</text:date>, <text:time style:data-style-name="N2" text:time-value="0000-00-00T00:00:03.7997651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ovic </meta:initial-creator>
    <meta:creation-date>2014-02-18T17:10:19.177277254</meta:creation-date>
    <dc:date>2014-04-24T16:51:58.771620963</dc:date>
    <dc:creator>ludovic </dc:creator>
    <meta:editing-duration>PT5M57S</meta:editing-duration>
    <meta:editing-cycles>6</meta:editing-cycles>
    <meta:generator>LibreOffice/4.1.3.2$Linux_X86_64 LibreOffice_project/410m0$Build-2</meta:generator>
    <meta:document-statistic meta:table-count="1" meta:cell-count="68" meta:object-count="0"/>
  </office:meta>
</office:document-meta>
</file>